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8"/>
    <style:style style:name="ce5" style:family="table-cell" style:parent-style-name="Default" style:data-style-name="N43"/>
    <style:style style:name="ce6" style:family="table-cell" style:parent-style-name="Default" style:data-style-name="N60"/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style-name="ce2" table:formula="of:=[case0.H26]" office:value-type="float" office:value="0.0032903447826087">
            <text:p>0.00329</text:p>
          </table:table-cell>
          <table:table-cell table:style-name="ce2"/>
          <table:table-cell table:style-name="ce2" table:formula="of:=[case0.I26]" office:value-type="float" office:value="0.0113737739130435">
            <text:p>0.01137</text:p>
          </table:table-cell>
          <table:table-cell table:style-name="ce2"/>
          <table:table-cell table:style-name="ce2" table:formula="of:=[case0.J26]" office:value-type="float" office:value="0.010922852173913">
            <text:p>0.01092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style-name="ce2" table:formula="of:=[case1.H26]" office:value-type="float" office:value="0.00405860739130435">
            <text:p>0.00406</text:p>
          </table:table-cell>
          <table:table-cell table:style-name="ce4" table:formula="of:=[.B4]/[.B$3]" office:value-type="percentage" office:value="1.23349000164249">
            <text:p>123.3%</text:p>
          </table:table-cell>
          <table:table-cell table:style-name="ce2" table:formula="of:=[case1.I26]" office:value-type="float" office:value="0.0117022130434783">
            <text:p>0.01170</text:p>
          </table:table-cell>
          <table:table-cell table:style-name="ce4" table:formula="of:=[.D4]/[.D$3]" office:value-type="percentage" office:value="1.02887688228602">
            <text:p>102.9%</text:p>
          </table:table-cell>
          <table:table-cell table:style-name="ce2" table:formula="of:=[case1.J26]" office:value-type="float" office:value="0.0106340282608696">
            <text:p>0.01063</text:p>
          </table:table-cell>
          <table:table-cell table:style-name="ce4" table:formula="of:=[.F4]/[.F$3]" office:value-type="percentage" office:value="0.973557830093748">
            <text:p>97.4%</text:p>
          </table:table-cell>
        </table:table-row>
        <table:table-row table:style-name="ro1">
          <table:table-cell office:value-type="string">
            <text:p>case2</text:p>
          </table:table-cell>
          <table:table-cell table:style-name="ce2" table:formula="of:=[case2.H26]" office:value-type="float" office:value="0.00329815217391304">
            <text:p>0.00330</text:p>
          </table:table-cell>
          <table:table-cell table:style-name="ce4" table:formula="of:=[.B5]/[.B$3]" office:value-type="percentage" office:value="1.00237281860114">
            <text:p>100.2%</text:p>
          </table:table-cell>
          <table:table-cell table:style-name="ce2" table:formula="of:=[case2.I26]" office:value-type="float" office:value="0.0115719565217391">
            <text:p>0.01157</text:p>
          </table:table-cell>
          <table:table-cell table:style-name="ce4" table:formula="of:=[.D5]/[.D$3]" office:value-type="percentage" office:value="1.01742452507064">
            <text:p>101.7%</text:p>
          </table:table-cell>
          <table:table-cell table:style-name="ce2" table:formula="of:=[case2.J26]" office:value-type="float" office:value="0.0109455217391304">
            <text:p>0.01095</text:p>
          </table:table-cell>
          <table:table-cell table:style-name="ce4" table:formula="of:=[.F5]/[.F$3]" office:value-type="percentage" office:value="1.00207542543435">
            <text:p>100.2%</text:p>
          </table:table-cell>
        </table:table-row>
        <table:table-row table:style-name="ro1">
          <table:table-cell office:value-type="string">
            <text:p>case3</text:p>
          </table:table-cell>
          <table:table-cell table:style-name="ce2" table:formula="of:=[case3.H26]" office:value-type="float" office:value="0.00409015130434783">
            <text:p>0.00409</text:p>
          </table:table-cell>
          <table:table-cell table:style-name="ce4" table:formula="of:=[.B6]/[.B$3]" office:value-type="percentage" office:value="1.24307681248681">
            <text:p>124.3%</text:p>
          </table:table-cell>
          <table:table-cell table:style-name="ce2" table:formula="of:=[case3.I26]" office:value-type="float" office:value="0.0119636">
            <text:p>0.01196</text:p>
          </table:table-cell>
          <table:table-cell table:style-name="ce4" table:formula="of:=[.D6]/[.D$3]" office:value-type="percentage" office:value="1.05185843251905">
            <text:p>105.2%</text:p>
          </table:table-cell>
          <table:table-cell table:style-name="ce2" table:formula="of:=[case3.J26]" office:value-type="float" office:value="0.0108200782608696">
            <text:p>0.01082</text:p>
          </table:table-cell>
          <table:table-cell table:style-name="ce4" table:formula="of:=[.F6]/[.F$3]" office:value-type="percentage" office:value="0.990590927039283">
            <text:p>99.1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Glview report:</text:p>
          </table:table-cell>
          <table:table-cell table:number-columns-repeated="6"/>
        </table:table-row>
        <table:table-row table:style-name="ro1">
          <table:table-cell office:value-type="string">
            <text:p>Renderer</text:p>
          </table:table-cell>
          <table:table-cell office:value-type="string">
            <text:p><text:s/>GeForce GTX 470/PCI/SSE2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 office:value-type="string">
            <text:p><text:s/>NVIDIA Corporation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office:value-type="string">
            <text:p><text:s/>1280 MB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3.2.0</text:p>
          </table:table-cell>
          <table:table-cell table:number-columns-repeated="5"/>
        </table:table-row>
        <table:table-row table:style-name="ro1">
          <table:table-cell office:value-type="string">
            <text:p>Shading language version</text:p>
          </table:table-cell>
          <table:table-cell office:value-type="string">
            <text:p><text:s/>1.50 NVIDIA via Cg compi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PU driver</text:p>
          </table:table-cell>
          <table:table-cell office:value-type="string">
            <text:p>8.17.11.97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S</text:p>
          </table:table-cell>
          <table:table-cell office:value-type="string">
            <text:p>Windows Vista 32-bit</text:p>
          </table:table-cell>
          <table:table-cell table:number-columns-repeated="5"/>
        </table:table-row>
        <table:table-row table:style-name="ro1">
          <table:table-cell office:value-type="string">
            <text:p>CPU</text:p>
          </table:table-cell>
          <table:table-cell office:value-type="string">
            <text:p>Core i7 920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string">
            <text:p>2.67 GHz</text:p>
          </table:table-cell>
          <table:table-cell table:number-columns-repeated="5"/>
        </table:table-row>
        <table:table-row table:style-name="ro1">
          <table:table-cell office:value-type="string">
            <text:p>RAM</text:p>
          </table:table-cell>
          <table:table-cell office:value-type="string">
            <text:p>1280 MB</text:p>
          </table:table-cell>
          <table:table-cell table:number-columns-repeated="5"/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office:value-type="string">
            <text:p>Uniforms.</text:p>
          </table:table-cell>
          <table:table-cell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40061">
            <text:p>0</text:p>
          </table:table-cell>
          <table:table-cell table:formula="of:=INDIRECT(ADDRESS([.L2];6;4))" office:value-type="float" office:value="0.0119139">
            <text:p>0.01</text:p>
          </table:table-cell>
          <table:table-cell table:formula="of:=INDIRECT(ADDRESS([.M2];6;4))" office:value-type="float" office:value="0.0108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400072">
            <text:p>0</text:p>
          </table:table-cell>
          <table:table-cell table:formula="of:=INDIRECT(ADDRESS([.L3];6;4))" office:value-type="float" office:value="0.0119182">
            <text:p>0.01</text:p>
          </table:table-cell>
          <table:table-cell table:formula="of:=INDIRECT(ADDRESS([.M3];6;4))" office:value-type="float" office:value="0.0107999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4045">
            <text:p>0</text:p>
          </table:table-cell>
          <table:table-cell table:formula="of:=INDIRECT(ADDRESS([.L4];6;4))" office:value-type="float" office:value="0.0129598">
            <text:p>0.01</text:p>
          </table:table-cell>
          <table:table-cell table:formula="of:=INDIRECT(ADDRESS([.M4];6;4))" office:value-type="float" office:value="0.0116214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5];6;4))" office:value-type="float" office:value="0.00410988">
            <text:p>0</text:p>
          </table:table-cell>
          <table:table-cell table:formula="of:=INDIRECT(ADDRESS([.L5];6;4))" office:value-type="float" office:value="0.0118166">
            <text:p>0.01</text:p>
          </table:table-cell>
          <table:table-cell table:formula="of:=INDIRECT(ADDRESS([.M5];6;4))" office:value-type="float" office:value="0.0106113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399492">
            <text:p>0</text:p>
          </table:table-cell>
          <table:table-cell table:formula="of:=INDIRECT(ADDRESS([.L6];6;4))" office:value-type="float" office:value="0.0120363">
            <text:p>0.01</text:p>
          </table:table-cell>
          <table:table-cell table:formula="of:=INDIRECT(ADDRESS([.M6];6;4))" office:value-type="float" office:value="0.0108884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407496">
            <text:p>0</text:p>
          </table:table-cell>
          <table:table-cell table:formula="of:=INDIRECT(ADDRESS([.L7];6;4))" office:value-type="float" office:value="0.011908">
            <text:p>0.01</text:p>
          </table:table-cell>
          <table:table-cell table:formula="of:=INDIRECT(ADDRESS([.M7];6;4))" office:value-type="float" office:value="0.0107449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68">
            <text:p>668</text:p>
          </table:table-cell>
          <table:table-cell table:number-columns-repeated="3"/>
          <table:table-cell table:formula="of:=INDIRECT(ADDRESS([.K8];6;4))" office:value-type="float" office:value="0.00401755">
            <text:p>0</text:p>
          </table:table-cell>
          <table:table-cell table:formula="of:=INDIRECT(ADDRESS([.L8];6;4))" office:value-type="float" office:value="0.0118278">
            <text:p>0.01</text:p>
          </table:table-cell>
          <table:table-cell table:formula="of:=INDIRECT(ADDRESS([.M8];6;4))" office:value-type="float" office:value="0.0107302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255">
            <text:p>12.53</text:p>
          </table:table-cell>
          <table:table-cell/>
          <table:table-cell table:formula="of:=INDIRECT(ADDRESS([.K9];6;4))" office:value-type="float" office:value="0.00399716">
            <text:p>0</text:p>
          </table:table-cell>
          <table:table-cell table:formula="of:=INDIRECT(ADDRESS([.L9];6;4))" office:value-type="float" office:value="0.011792">
            <text:p>0.01</text:p>
          </table:table-cell>
          <table:table-cell table:formula="of:=INDIRECT(ADDRESS([.M9];6;4))" office:value-type="float" office:value="0.0106628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256">
            <text:p>12.53</text:p>
          </table:table-cell>
          <table:table-cell/>
          <table:table-cell table:formula="of:=INDIRECT(ADDRESS([.K10];6;4))" office:value-type="float" office:value="0.00403759">
            <text:p>0</text:p>
          </table:table-cell>
          <table:table-cell table:formula="of:=INDIRECT(ADDRESS([.L10];6;4))" office:value-type="float" office:value="0.0117574">
            <text:p>0.01</text:p>
          </table:table-cell>
          <table:table-cell table:formula="of:=INDIRECT(ADDRESS([.M10];6;4))" office:value-type="float" office:value="0.0106263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3079">
            <text:p>2.73E-005</text:p>
          </table:table-cell>
          <table:table-cell/>
          <table:table-cell table:formula="of:=INDIRECT(ADDRESS([.K11];6;4))" office:value-type="float" office:value="0.00401818">
            <text:p>0</text:p>
          </table:table-cell>
          <table:table-cell table:formula="of:=INDIRECT(ADDRESS([.L11];6;4))" office:value-type="float" office:value="0.0119438">
            <text:p>0.01</text:p>
          </table:table-cell>
          <table:table-cell table:formula="of:=INDIRECT(ADDRESS([.M11];6;4))" office:value-type="float" office:value="0.0108133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3261">
            <text:p>0.03</text:p>
          </table:table-cell>
          <table:table-cell table:number-columns-repeated="3"/>
          <table:table-cell table:formula="of:=INDIRECT(ADDRESS([.K12];6;4))" office:value-type="float" office:value="0.00400644">
            <text:p>0</text:p>
          </table:table-cell>
          <table:table-cell table:formula="of:=INDIRECT(ADDRESS([.L12];6;4))" office:value-type="float" office:value="0.0117739">
            <text:p>0.01</text:p>
          </table:table-cell>
          <table:table-cell table:formula="of:=INDIRECT(ADDRESS([.M12];6;4))" office:value-type="float" office:value="0.0106628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9.485">
            <text:p>39.49</text:p>
          </table:table-cell>
          <table:table-cell table:number-columns-repeated="3"/>
          <table:table-cell table:formula="of:=INDIRECT(ADDRESS([.K13];6;4))" office:value-type="float" office:value="0.00399436">
            <text:p>0</text:p>
          </table:table-cell>
          <table:table-cell table:formula="of:=INDIRECT(ADDRESS([.L13];6;4))" office:value-type="float" office:value="0.0122358">
            <text:p>0.01</text:p>
          </table:table-cell>
          <table:table-cell table:formula="of:=INDIRECT(ADDRESS([.M13];6;4))" office:value-type="float" office:value="0.0111293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5255">
            <text:p>12.53</text:p>
          </table:table-cell>
          <table:table-cell table:number-columns-repeated="3"/>
          <table:table-cell table:formula="of:=INDIRECT(ADDRESS([.K14];6;4))" office:value-type="float" office:value="0.00516476">
            <text:p>0.01</text:p>
          </table:table-cell>
          <table:table-cell table:formula="of:=INDIRECT(ADDRESS([.L14];6;4))" office:value-type="float" office:value="0.0118787">
            <text:p>0.01</text:p>
          </table:table-cell>
          <table:table-cell table:formula="of:=INDIRECT(ADDRESS([.M14];6;4))" office:value-type="float" office:value="0.0107348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256">
            <text:p>12.53</text:p>
          </table:table-cell>
          <table:table-cell/>
          <table:table-cell table:formula="of:=INDIRECT(ADDRESS([.K15];6;4))" office:value-type="float" office:value="0.0041242">
            <text:p>0</text:p>
          </table:table-cell>
          <table:table-cell table:formula="of:=INDIRECT(ADDRESS([.L15];6;4))" office:value-type="float" office:value="0.0117525">
            <text:p>0.01</text:p>
          </table:table-cell>
          <table:table-cell table:formula="of:=INDIRECT(ADDRESS([.M15];6;4))" office:value-type="float" office:value="0.0106455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5509">
            <text:p>1.26E+001</text:p>
          </table:table-cell>
          <table:table-cell/>
          <table:table-cell table:formula="of:=INDIRECT(ADDRESS([.K16];6;4))" office:value-type="float" office:value="0.00427268">
            <text:p>0</text:p>
          </table:table-cell>
          <table:table-cell table:formula="of:=INDIRECT(ADDRESS([.L16];6;4))" office:value-type="float" office:value="0.0131082">
            <text:p>0.01</text:p>
          </table:table-cell>
          <table:table-cell table:formula="of:=INDIRECT(ADDRESS([.M16];6;4))" office:value-type="float" office:value="0.0117616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2651">
            <text:p>0.03</text:p>
          </table:table-cell>
          <table:table-cell/>
          <table:table-cell table:formula="of:=INDIRECT(ADDRESS([.K17];6;4))" office:value-type="float" office:value="0.00412916">
            <text:p>0</text:p>
          </table:table-cell>
          <table:table-cell table:formula="of:=INDIRECT(ADDRESS([.L17];6;4))" office:value-type="float" office:value="0.0118725">
            <text:p>0.01</text:p>
          </table:table-cell>
          <table:table-cell table:formula="of:=INDIRECT(ADDRESS([.M17];6;4))" office:value-type="float" office:value="0.0107077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256">
            <text:p>12.53</text:p>
          </table:table-cell>
          <table:table-cell/>
          <table:table-cell table:formula="of:=INDIRECT(ADDRESS([.K18];6;4))" office:value-type="float" office:value="0.00399562">
            <text:p>0</text:p>
          </table:table-cell>
          <table:table-cell table:formula="of:=INDIRECT(ADDRESS([.L18];6;4))" office:value-type="float" office:value="0.0118035">
            <text:p>0.01</text:p>
          </table:table-cell>
          <table:table-cell table:formula="of:=INDIRECT(ADDRESS([.M18];6;4))" office:value-type="float" office:value="0.0106989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256">
            <text:p>12.53</text:p>
          </table:table-cell>
          <table:table-cell/>
          <table:table-cell table:formula="of:=INDIRECT(ADDRESS([.K19];6;4))" office:value-type="float" office:value="0.004023">
            <text:p>0</text:p>
          </table:table-cell>
          <table:table-cell table:formula="of:=INDIRECT(ADDRESS([.L19];6;4))" office:value-type="float" office:value="0.0117608">
            <text:p>0.01</text:p>
          </table:table-cell>
          <table:table-cell table:formula="of:=INDIRECT(ADDRESS([.M19];6;4))" office:value-type="float" office:value="0.0106583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/>
          <table:table-cell table:formula="of:=INDIRECT(ADDRESS([.K20];6;4))" office:value-type="float" office:value="0.00402963">
            <text:p>0</text:p>
          </table:table-cell>
          <table:table-cell table:formula="of:=INDIRECT(ADDRESS([.L20];6;4))" office:value-type="float" office:value="0.0119653">
            <text:p>0.01</text:p>
          </table:table-cell>
          <table:table-cell table:formula="of:=INDIRECT(ADDRESS([.M20];6;4))" office:value-type="float" office:value="0.010862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68">
            <text:p>668</text:p>
          </table:table-cell>
          <table:table-cell table:number-columns-repeated="2"/>
          <table:table-cell table:formula="of:=INDIRECT(ADDRESS([.K21];6;4))" office:value-type="float" office:value="0.00399324">
            <text:p>0</text:p>
          </table:table-cell>
          <table:table-cell table:formula="of:=INDIRECT(ADDRESS([.L21];6;4))" office:value-type="float" office:value="0.0117764">
            <text:p>0.01</text:p>
          </table:table-cell>
          <table:table-cell table:formula="of:=INDIRECT(ADDRESS([.M21];6;4))" office:value-type="float" office:value="0.0106779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257">
            <text:p>12.53</text:p>
          </table:table-cell>
          <table:table-cell/>
          <table:table-cell table:formula="of:=INDIRECT(ADDRESS([.K22];6;4))" office:value-type="float" office:value="0.00404032">
            <text:p>0</text:p>
          </table:table-cell>
          <table:table-cell table:formula="of:=INDIRECT(ADDRESS([.L22];6;4))" office:value-type="float" office:value="0.0118681">
            <text:p>0.01</text:p>
          </table:table-cell>
          <table:table-cell table:formula="of:=INDIRECT(ADDRESS([.M22];6;4))" office:value-type="float" office:value="0.0107674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297">
            <text:p>12.53</text:p>
          </table:table-cell>
          <table:table-cell/>
          <table:table-cell table:formula="of:=INDIRECT(ADDRESS([.K23];6;4))" office:value-type="float" office:value="0.00400281">
            <text:p>0</text:p>
          </table:table-cell>
          <table:table-cell table:formula="of:=INDIRECT(ADDRESS([.L23];6;4))" office:value-type="float" office:value="0.0118324">
            <text:p>0.01</text:p>
          </table:table-cell>
          <table:table-cell table:formula="of:=INDIRECT(ADDRESS([.M23];6;4))" office:value-type="float" office:value="0.0107111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61">
            <text:p>0</text:p>
          </table:table-cell>
          <table:table-cell/>
          <table:table-cell table:formula="of:=INDIRECT(ADDRESS([.K24];6;4))" office:value-type="float" office:value="0.0039952">
            <text:p>0</text:p>
          </table:table-cell>
          <table:table-cell table:formula="of:=INDIRECT(ADDRESS([.L24];6;4))" office:value-type="float" office:value="0.0116609">
            <text:p>0.01</text:p>
          </table:table-cell>
          <table:table-cell table:formula="of:=INDIRECT(ADDRESS([.M24];6;4))" office:value-type="float" office:value="0.010546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297">
            <text:p>12.53</text:p>
          </table:table-cell>
          <table:table-cell/>
          <table:table-cell table:style-name="ce7" table:formula="of:=SUM([.H2:.H24])" office:value-type="float" office:value="0.09407348">
            <text:p>0.09407</text:p>
          </table:table-cell>
          <table:table-cell table:style-name="ce7" table:formula="of:=SUM([.I2:.I24])" office:value-type="float" office:value="0.2751628">
            <text:p>0.27516</text:p>
          </table:table-cell>
          <table:table-cell table:style-name="ce7" table:formula="of:=SUM([.J2:.J24])" office:value-type="float" office:value="0.2488618">
            <text:p>0.24886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416">
            <text:p>12.54</text:p>
          </table:table-cell>
          <table:table-cell/>
          <table:table-cell table:style-name="ce7" table:formula="of:=AVERAGE([.H2:.H24])" office:value-type="float" office:value="0.00409015130434783">
            <text:p>0.00409</text:p>
          </table:table-cell>
          <table:table-cell table:style-name="ce7" table:formula="of:=AVERAGE([.I2:.I24])" office:value-type="float" office:value="0.0119636">
            <text:p>0.01196</text:p>
          </table:table-cell>
          <table:table-cell table:style-name="ce7" table:formula="of:=AVERAGE([.J2:.J24])" office:value-type="float" office:value="0.0108200782608696">
            <text:p>0.01082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1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5355">
            <text:p>1.25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463">
            <text:p>12.5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69">
            <text:p>669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1206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9623">
            <text:p>58.9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5678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9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509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8032">
            <text:p>1.1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69">
            <text:p>6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51">
            <text:p>12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55">
            <text:p>12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07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555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669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1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566">
            <text:p>12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674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99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0">
            <text:p>6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678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5679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3048">
            <text:p>2.4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6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7576">
            <text:p>53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5678">
            <text:p>12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679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5864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4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679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679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0">
            <text:p>6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568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72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4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72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85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95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742">
            <text:p>12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858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21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1">
            <text:p>6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864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865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73524">
            <text:p>4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7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916">
            <text:p>58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5864">
            <text:p>12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865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034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865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5865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349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1">
            <text:p>6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866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5907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098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5907">
            <text:p>12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025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1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5924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03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11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2">
            <text:p>6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034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034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7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168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2476">
            <text:p>58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034">
            <text:p>12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035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206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1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034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034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2">
            <text:p>6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035">
            <text:p>12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075">
            <text:p>12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4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6075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19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3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092">
            <text:p>12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201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88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3">
            <text:p>6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42095">
            <text:p>4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8373">
            <text:p>58.8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376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91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206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619">
            <text:p>1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3">
            <text:p>6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6207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248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74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248">
            <text:p>12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367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264">
            <text:p>12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372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44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4">
            <text:p>6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376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376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7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7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5982">
            <text:p>59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376">
            <text:p>12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376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543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2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376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376">
            <text:p>1.26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9651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4">
            <text:p>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377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417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75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417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535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27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433">
            <text:p>12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54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0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5">
            <text:p>6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543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544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4222">
            <text:p>2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92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1983">
            <text:p>59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543">
            <text:p>12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544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712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3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544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544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048">
            <text:p>1.1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5">
            <text:p>6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545">
            <text:p>12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585">
            <text:p>12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7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585">
            <text:p>12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703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6601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708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62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6">
            <text:p>6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712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713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2">
            <text:p>3.5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5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359">
            <text:p>59.3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712">
            <text:p>12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713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881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8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713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713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1524">
            <text:p>1.2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6">
            <text:p>6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714">
            <text:p>12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754">
            <text:p>12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37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6754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872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5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771">
            <text:p>12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877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26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7">
            <text:p>6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881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6881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317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1157">
            <text:p>59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6881">
            <text:p>12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881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05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881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881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9651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7">
            <text:p>67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6882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6922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8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922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042">
            <text:p>12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4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6938">
            <text:p>12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046">
            <text:p>12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13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8">
            <text:p>6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05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05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9556">
            <text:p>2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0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4955">
            <text:p>59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705">
            <text:p>12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051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218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5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05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051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5238">
            <text:p>1.1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8">
            <text:p>67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051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091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6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091">
            <text:p>12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209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7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7108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214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62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79">
            <text:p>6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218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218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073">
            <text:p>2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51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7.1048">
            <text:p>57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7218">
            <text:p>12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219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393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45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218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219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79">
            <text:p>6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219">
            <text:p>12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259">
            <text:p>12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43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7259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382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3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277">
            <text:p>12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388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29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0">
            <text:p>6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393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394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5206">
            <text:p>3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07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3364">
            <text:p>55.3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7393">
            <text:p>12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394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574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06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394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394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6635">
            <text:p>1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0">
            <text:p>6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7395">
            <text:p>1.27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446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164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446">
            <text:p>12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565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7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463">
            <text:p>12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57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4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574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574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0349">
            <text:p>3.3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332">
            <text:p>59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7574">
            <text:p>12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575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742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8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574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7575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6635">
            <text:p>1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1">
            <text:p>68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575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617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2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617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734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5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633">
            <text:p>12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739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45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8159">
            <text:p>2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992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047">
            <text:p>37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012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29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743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2">
            <text:p>68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744">
            <text:p>12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787">
            <text:p>12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272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7787">
            <text:p>12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918">
            <text:p>12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10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7849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7966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61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013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013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53841">
            <text:p>5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97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4886">
            <text:p>58.4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012">
            <text:p>12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013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183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9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013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013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27">
            <text:p>1.8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3">
            <text:p>68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014">
            <text:p>12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056">
            <text:p>12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29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8056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174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7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072">
            <text:p>12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179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07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4">
            <text:p>6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183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184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3746">
            <text:p>2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4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701">
            <text:p>59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183">
            <text:p>12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184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352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86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184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184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4">
            <text:p>68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8185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225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5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225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343">
            <text:p>12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0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241">
            <text:p>12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348">
            <text:p>12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98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5">
            <text:p>6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352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352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8444">
            <text:p>2.8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87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567">
            <text:p>59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352">
            <text:p>12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352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52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24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352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352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746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5">
            <text:p>6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353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393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393">
            <text:p>12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511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6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8409">
            <text:p>1.2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516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58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6">
            <text:p>6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8413">
            <text:p>2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28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0735">
            <text:p>59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689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52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746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521">
            <text:p>12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561">
            <text:p>12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296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8561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681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6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577">
            <text:p>12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686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6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7">
            <text:p>6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873">
            <text:p>2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6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6387">
            <text:p>59.6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857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1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689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7">
            <text:p>68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2.869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73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3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73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848">
            <text:p>12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7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746">
            <text:p>12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853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77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8">
            <text:p>6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857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857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4667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36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0438">
            <text:p>59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8857">
            <text:p>12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857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9026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80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857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8857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8">
            <text:p>68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858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8898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403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898">
            <text:p>12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017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6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8914">
            <text:p>12.89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022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7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26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026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4921">
            <text:p>2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8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41">
            <text:p>59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9026">
            <text:p>12.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27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9193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26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027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89">
            <text:p>68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27">
            <text:p>12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067">
            <text:p>12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28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67">
            <text:p>12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186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3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083">
            <text:p>12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19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1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90">
            <text:p>6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193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193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175">
            <text:p>2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589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2784">
            <text:p>60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9193">
            <text:p>12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194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9359">
            <text:p>1.2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193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193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90">
            <text:p>69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194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234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5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234">
            <text:p>12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351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6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25">
            <text:p>12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355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4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691">
            <text:p>6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5365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09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466">
            <text:p>59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2.9526">
            <text:p>1.3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53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359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36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4">
            <text:p>12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6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2.94">
            <text:p>12.94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2.9517">
            <text:p>12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98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2H00M00S">
            <text:p>02:00:00 AM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332242">
            <text:p>0</text:p>
          </table:table-cell>
          <table:table-cell table:formula="of:=INDIRECT(ADDRESS([.L2];6;4))" office:value-type="float" office:value="0.0114167">
            <text:p>0.01</text:p>
          </table:table-cell>
          <table:table-cell table:formula="of:=INDIRECT(ADDRESS([.M2];6;4))" office:value-type="float" office:value="0.0106183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327374">
            <text:p>0</text:p>
          </table:table-cell>
          <table:table-cell table:formula="of:=INDIRECT(ADDRESS([.L3];6;4))" office:value-type="float" office:value="0.0113242">
            <text:p>0.01</text:p>
          </table:table-cell>
          <table:table-cell table:formula="of:=INDIRECT(ADDRESS([.M3];6;4))" office:value-type="float" office:value="0.010783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325872">
            <text:p>0</text:p>
          </table:table-cell>
          <table:table-cell table:formula="of:=INDIRECT(ADDRESS([.L4];6;4))" office:value-type="float" office:value="0.0114096">
            <text:p>0.01</text:p>
          </table:table-cell>
          <table:table-cell table:formula="of:=INDIRECT(ADDRESS([.M4];6;4))" office:value-type="float" office:value="0.0109075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5];6;4))" office:value-type="float" office:value="0.00329798">
            <text:p>0</text:p>
          </table:table-cell>
          <table:table-cell table:formula="of:=INDIRECT(ADDRESS([.L5];6;4))" office:value-type="float" office:value="0.0115631">
            <text:p>0.01</text:p>
          </table:table-cell>
          <table:table-cell table:formula="of:=INDIRECT(ADDRESS([.M5];6;4))" office:value-type="float" office:value="0.0111416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325782">
            <text:p>0</text:p>
          </table:table-cell>
          <table:table-cell table:formula="of:=INDIRECT(ADDRESS([.L6];6;4))" office:value-type="float" office:value="0.0115469">
            <text:p>0.01</text:p>
          </table:table-cell>
          <table:table-cell table:formula="of:=INDIRECT(ADDRESS([.M6];6;4))" office:value-type="float" office:value="0.0111998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326124">
            <text:p>0</text:p>
          </table:table-cell>
          <table:table-cell table:formula="of:=INDIRECT(ADDRESS([.L7];6;4))" office:value-type="float" office:value="0.0114642">
            <text:p>0.01</text:p>
          </table:table-cell>
          <table:table-cell table:formula="of:=INDIRECT(ADDRESS([.M7];6;4))" office:value-type="float" office:value="0.0103338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56">
            <text:p>756</text:p>
          </table:table-cell>
          <table:table-cell table:number-columns-repeated="3"/>
          <table:table-cell table:formula="of:=INDIRECT(ADDRESS([.K8];6;4))" office:value-type="float" office:value="0.00341538">
            <text:p>0</text:p>
          </table:table-cell>
          <table:table-cell table:formula="of:=INDIRECT(ADDRESS([.L8];6;4))" office:value-type="float" office:value="0.012513">
            <text:p>0.01</text:p>
          </table:table-cell>
          <table:table-cell table:formula="of:=INDIRECT(ADDRESS([.M8];6;4))" office:value-type="float" office:value="0.0111741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37">
            <text:p>13.04</text:p>
          </table:table-cell>
          <table:table-cell/>
          <table:table-cell table:formula="of:=INDIRECT(ADDRESS([.K9];6;4))" office:value-type="float" office:value="0.00330943">
            <text:p>0</text:p>
          </table:table-cell>
          <table:table-cell table:formula="of:=INDIRECT(ADDRESS([.L9];6;4))" office:value-type="float" office:value="0.0116014">
            <text:p>0.01</text:p>
          </table:table-cell>
          <table:table-cell table:formula="of:=INDIRECT(ADDRESS([.M9];6;4))" office:value-type="float" office:value="0.0105061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37">
            <text:p>13.04</text:p>
          </table:table-cell>
          <table:table-cell/>
          <table:table-cell table:formula="of:=INDIRECT(ADDRESS([.K10];6;4))" office:value-type="float" office:value="0.00325921">
            <text:p>0</text:p>
          </table:table-cell>
          <table:table-cell table:formula="of:=INDIRECT(ADDRESS([.L10];6;4))" office:value-type="float" office:value="0.0118436">
            <text:p>0.01</text:p>
          </table:table-cell>
          <table:table-cell table:formula="of:=INDIRECT(ADDRESS([.M10];6;4))" office:value-type="float" office:value="0.0109322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746">
            <text:p>2.37E-005</text:p>
          </table:table-cell>
          <table:table-cell/>
          <table:table-cell table:formula="of:=INDIRECT(ADDRESS([.K11];6;4))" office:value-type="float" office:value="0.00328848">
            <text:p>0</text:p>
          </table:table-cell>
          <table:table-cell table:formula="of:=INDIRECT(ADDRESS([.L11];6;4))" office:value-type="float" office:value="0.011502">
            <text:p>0.01</text:p>
          </table:table-cell>
          <table:table-cell table:formula="of:=INDIRECT(ADDRESS([.M11];6;4))" office:value-type="float" office:value="0.0106667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8773">
            <text:p>0.02</text:p>
          </table:table-cell>
          <table:table-cell table:number-columns-repeated="3"/>
          <table:table-cell table:formula="of:=INDIRECT(ADDRESS([.K12];6;4))" office:value-type="float" office:value="0.00329791">
            <text:p>0</text:p>
          </table:table-cell>
          <table:table-cell table:formula="of:=INDIRECT(ADDRESS([.L12];6;4))" office:value-type="float" office:value="0.0115036">
            <text:p>0.01</text:p>
          </table:table-cell>
          <table:table-cell table:formula="of:=INDIRECT(ADDRESS([.M12];6;4))" office:value-type="float" office:value="0.0107613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983">
            <text:p>62.98</text:p>
          </table:table-cell>
          <table:table-cell table:number-columns-repeated="3"/>
          <table:table-cell table:formula="of:=INDIRECT(ADDRESS([.K13];6;4))" office:value-type="float" office:value="0.00326752">
            <text:p>0</text:p>
          </table:table-cell>
          <table:table-cell table:formula="of:=INDIRECT(ADDRESS([.L13];6;4))" office:value-type="float" office:value="0.0115012">
            <text:p>0.01</text:p>
          </table:table-cell>
          <table:table-cell table:formula="of:=INDIRECT(ADDRESS([.M13];6;4))" office:value-type="float" office:value="0.0109631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037">
            <text:p>13.04</text:p>
          </table:table-cell>
          <table:table-cell table:number-columns-repeated="3"/>
          <table:table-cell table:formula="of:=INDIRECT(ADDRESS([.K14];6;4))" office:value-type="float" office:value="0.00325698">
            <text:p>0</text:p>
          </table:table-cell>
          <table:table-cell table:formula="of:=INDIRECT(ADDRESS([.L14];6;4))" office:value-type="float" office:value="0.0114284">
            <text:p>0.01</text:p>
          </table:table-cell>
          <table:table-cell table:formula="of:=INDIRECT(ADDRESS([.M14];6;4))" office:value-type="float" office:value="0.0109443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371">
            <text:p>13.04</text:p>
          </table:table-cell>
          <table:table-cell/>
          <table:table-cell table:formula="of:=INDIRECT(ADDRESS([.K15];6;4))" office:value-type="float" office:value="0.00330161">
            <text:p>0</text:p>
          </table:table-cell>
          <table:table-cell table:formula="of:=INDIRECT(ADDRESS([.L15];6;4))" office:value-type="float" office:value="0.0115732">
            <text:p>0.01</text:p>
          </table:table-cell>
          <table:table-cell table:formula="of:=INDIRECT(ADDRESS([.M15];6;4))" office:value-type="float" office:value="0.0111525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0529">
            <text:p>1.31E+001</text:p>
          </table:table-cell>
          <table:table-cell/>
          <table:table-cell table:formula="of:=INDIRECT(ADDRESS([.K16];6;4))" office:value-type="float" office:value="0.00327919">
            <text:p>0</text:p>
          </table:table-cell>
          <table:table-cell table:formula="of:=INDIRECT(ADDRESS([.L16];6;4))" office:value-type="float" office:value="0.0112882">
            <text:p>0.01</text:p>
          </table:table-cell>
          <table:table-cell table:formula="of:=INDIRECT(ADDRESS([.M16];6;4))" office:value-type="float" office:value="0.0101516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8213">
            <text:p>0.02</text:p>
          </table:table-cell>
          <table:table-cell/>
          <table:table-cell table:formula="of:=INDIRECT(ADDRESS([.K17];6;4))" office:value-type="float" office:value="0.00327374">
            <text:p>0</text:p>
          </table:table-cell>
          <table:table-cell table:formula="of:=INDIRECT(ADDRESS([.L17];6;4))" office:value-type="float" office:value="0.0113437">
            <text:p>0.01</text:p>
          </table:table-cell>
          <table:table-cell table:formula="of:=INDIRECT(ADDRESS([.M17];6;4))" office:value-type="float" office:value="0.0102742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371">
            <text:p>13.04</text:p>
          </table:table-cell>
          <table:table-cell/>
          <table:table-cell table:formula="of:=INDIRECT(ADDRESS([.K18];6;4))" office:value-type="float" office:value="0.00325984">
            <text:p>0</text:p>
          </table:table-cell>
          <table:table-cell table:formula="of:=INDIRECT(ADDRESS([.L18];6;4))" office:value-type="float" office:value="0.0114667">
            <text:p>0.01</text:p>
          </table:table-cell>
          <table:table-cell table:formula="of:=INDIRECT(ADDRESS([.M18];6;4))" office:value-type="float" office:value="0.0105023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371">
            <text:p>13.04</text:p>
          </table:table-cell>
          <table:table-cell/>
          <table:table-cell table:formula="of:=INDIRECT(ADDRESS([.K19];6;4))" office:value-type="float" office:value="0.00360912">
            <text:p>0</text:p>
          </table:table-cell>
          <table:table-cell table:formula="of:=INDIRECT(ADDRESS([.L19];6;4))" office:value-type="float" office:value="0.012585">
            <text:p>0.01</text:p>
          </table:table-cell>
          <table:table-cell table:formula="of:=INDIRECT(ADDRESS([.M19];6;4))" office:value-type="float" office:value="0.0114954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/>
          <table:table-cell table:formula="of:=INDIRECT(ADDRESS([.K20];6;4))" office:value-type="float" office:value="0.00329148">
            <text:p>0</text:p>
          </table:table-cell>
          <table:table-cell table:formula="of:=INDIRECT(ADDRESS([.L20];6;4))" office:value-type="float" office:value="0.0115133">
            <text:p>0.01</text:p>
          </table:table-cell>
          <table:table-cell table:formula="of:=INDIRECT(ADDRESS([.M20];6;4))" office:value-type="float" office:value="0.0140389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56">
            <text:p>756</text:p>
          </table:table-cell>
          <table:table-cell table:number-columns-repeated="2"/>
          <table:table-cell table:formula="of:=INDIRECT(ADDRESS([.K21];6;4))" office:value-type="float" office:value="0.00329979">
            <text:p>0</text:p>
          </table:table-cell>
          <table:table-cell table:formula="of:=INDIRECT(ADDRESS([.L21];6;4))" office:value-type="float" office:value="0.0115077">
            <text:p>0.01</text:p>
          </table:table-cell>
          <table:table-cell table:formula="of:=INDIRECT(ADDRESS([.M21];6;4))" office:value-type="float" office:value="0.0109452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371">
            <text:p>13.04</text:p>
          </table:table-cell>
          <table:table-cell/>
          <table:table-cell table:formula="of:=INDIRECT(ADDRESS([.K22];6;4))" office:value-type="float" office:value="0.00325977">
            <text:p>0</text:p>
          </table:table-cell>
          <table:table-cell table:formula="of:=INDIRECT(ADDRESS([.L22];6;4))" office:value-type="float" office:value="0.011458">
            <text:p>0.01</text:p>
          </table:table-cell>
          <table:table-cell table:formula="of:=INDIRECT(ADDRESS([.M22];6;4))" office:value-type="float" office:value="0.0109825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405">
            <text:p>13.04</text:p>
          </table:table-cell>
          <table:table-cell/>
          <table:table-cell table:formula="of:=INDIRECT(ADDRESS([.K23];6;4))" office:value-type="float" office:value="0.00325796">
            <text:p>0</text:p>
          </table:table-cell>
          <table:table-cell table:formula="of:=INDIRECT(ADDRESS([.L23];6;4))" office:value-type="float" office:value="0.0113836">
            <text:p>0.01</text:p>
          </table:table-cell>
          <table:table-cell table:formula="of:=INDIRECT(ADDRESS([.M23];6;4))" office:value-type="float" office:value="0.011005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242">
            <text:p>0</text:p>
          </table:table-cell>
          <table:table-cell/>
          <table:table-cell table:formula="of:=INDIRECT(ADDRESS([.K24];6;4))" office:value-type="float" office:value="0.00325817">
            <text:p>0</text:p>
          </table:table-cell>
          <table:table-cell table:formula="of:=INDIRECT(ADDRESS([.L24];6;4))" office:value-type="float" office:value="0.0114177">
            <text:p>0.01</text:p>
          </table:table-cell>
          <table:table-cell table:formula="of:=INDIRECT(ADDRESS([.M24];6;4))" office:value-type="float" office:value="0.0102676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405">
            <text:p>13.04</text:p>
          </table:table-cell>
          <table:table-cell/>
          <table:table-cell table:style-name="ce7" table:formula="of:=SUM([.H2:.H24])" office:value-type="float" office:value="0.0758575">
            <text:p>0.07586</text:p>
          </table:table-cell>
          <table:table-cell table:style-name="ce7" table:formula="of:=SUM([.I2:.I24])" office:value-type="float" office:value="0.266155">
            <text:p>0.26616</text:p>
          </table:table-cell>
          <table:table-cell table:style-name="ce7" table:formula="of:=SUM([.J2:.J24])" office:value-type="float" office:value="0.251747">
            <text:p>0.2517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519">
            <text:p>13.05</text:p>
          </table:table-cell>
          <table:table-cell/>
          <table:table-cell table:style-name="ce7" table:formula="of:=AVERAGE([.H2:.H24])" office:value-type="float" office:value="0.00329815217391304">
            <text:p>0.00330</text:p>
          </table:table-cell>
          <table:table-cell table:style-name="ce7" table:formula="of:=AVERAGE([.I2:.I24])" office:value-type="float" office:value="0.0115719565217391">
            <text:p>0.01157</text:p>
          </table:table-cell>
          <table:table-cell table:style-name="ce7" table:formula="of:=AVERAGE([.J2:.J24])" office:value-type="float" office:value="0.0109455217391304">
            <text:p>0.01095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0418">
            <text:p>1.3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524">
            <text:p>13.05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183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57">
            <text:p>757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727">
            <text:p>2.7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56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3773">
            <text:p>60.3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0695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0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529">
            <text:p>1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57">
            <text:p>7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53">
            <text:p>13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563">
            <text:p>13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73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0563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676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4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578">
            <text:p>13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686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8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58">
            <text:p>7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695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0695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44381">
            <text:p>8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92">
            <text:p>6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0695">
            <text:p>13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696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0861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3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696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696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58">
            <text:p>7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0696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729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87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729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843">
            <text:p>13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744">
            <text:p>13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853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07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59">
            <text:p>7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861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861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175">
            <text:p>2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1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78">
            <text:p>59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0861">
            <text:p>13.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862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028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862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0862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59">
            <text:p>7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862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0895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79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0895">
            <text:p>13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011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6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0909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02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41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0">
            <text:p>7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028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029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75365">
            <text:p>6.7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5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969">
            <text:p>59.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028">
            <text:p>13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029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195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029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029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0">
            <text:p>7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03">
            <text:p>13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062">
            <text:p>13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78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1062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178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4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075">
            <text:p>13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187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99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1">
            <text:p>7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825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494">
            <text:p>60.0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361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4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195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1">
            <text:p>7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1196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229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61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229">
            <text:p>13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343">
            <text:p>13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64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25">
            <text:p>13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353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33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2">
            <text:p>7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362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362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5365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686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7964">
            <text:p>50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361">
            <text:p>13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362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558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62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362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362">
            <text:p>1.3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2">
            <text:p>7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363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397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4153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398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523">
            <text:p>13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5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43">
            <text:p>13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542">
            <text:p>13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74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3">
            <text:p>7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558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559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42857">
            <text:p>9.4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33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9843">
            <text:p>61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558">
            <text:p>13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56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72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99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559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56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1111">
            <text:p>1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3">
            <text:p>7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561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594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9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594">
            <text:p>13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71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01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161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715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06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4">
            <text:p>7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7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79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4269">
            <text:p>61.4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882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22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72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27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4">
            <text:p>7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721">
            <text:p>13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753">
            <text:p>13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92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1753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872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4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769">
            <text:p>13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878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32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5">
            <text:p>7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883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1883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44191">
            <text:p>4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761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446">
            <text:p>63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1882">
            <text:p>13.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883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04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80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883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883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4794">
            <text:p>1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5">
            <text:p>7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1884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1917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88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917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032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193">
            <text:p>13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037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66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6">
            <text:p>7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04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041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96318">
            <text:p>6.9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76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4289">
            <text:p>63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04">
            <text:p>13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041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198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041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041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6">
            <text:p>7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042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075">
            <text:p>13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79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075">
            <text:p>13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19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2087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194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1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7">
            <text:p>7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79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32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8554">
            <text:p>60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362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7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198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7">
            <text:p>7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199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232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675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2232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347">
            <text:p>13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245">
            <text:p>13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355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3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8">
            <text:p>7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362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362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873">
            <text:p>2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971">
            <text:p>59.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362">
            <text:p>13.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363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529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7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362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363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8">
            <text:p>7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2363">
            <text:p>1.3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396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69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396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51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2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411">
            <text:p>13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521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44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69">
            <text:p>7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29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53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9073">
            <text:p>6.9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947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529">
            <text:p>13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3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696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3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53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69">
            <text:p>7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31">
            <text:p>13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564">
            <text:p>13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1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64">
            <text:p>13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68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7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577">
            <text:p>13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689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52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0">
            <text:p>7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696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697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2349">
            <text:p>2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413">
            <text:p>6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696">
            <text:p>13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697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2863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697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697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0">
            <text:p>7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697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73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791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73">
            <text:p>13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843">
            <text:p>13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2752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854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51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1">
            <text:p>7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5365">
            <text:p>2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4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029">
            <text:p>59.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03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9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863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1">
            <text:p>7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864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2897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73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2897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01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4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2918">
            <text:p>13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021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74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2">
            <text:p>7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03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031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67429">
            <text:p>8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1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804">
            <text:p>60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03">
            <text:p>13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031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196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9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031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031">
            <text:p>13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2">
            <text:p>7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3032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065">
            <text:p>13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9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065">
            <text:p>13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179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6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084">
            <text:p>13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189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02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3">
            <text:p>7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197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197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746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58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8699">
            <text:p>56.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196">
            <text:p>13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197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372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2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197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197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3">
            <text:p>7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198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234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6091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235">
            <text:p>13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36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5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3252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367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95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4">
            <text:p>7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372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373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22603">
            <text:p>9.2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31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9918">
            <text:p>61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372">
            <text:p>13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374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534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99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373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374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86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4">
            <text:p>7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374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407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1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3407">
            <text:p>1.33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522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1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411">
            <text:p>13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552">
            <text:p>13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3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5">
            <text:p>7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534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534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07619">
            <text:p>6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78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056">
            <text:p>61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534">
            <text:p>13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535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697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7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534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535">
            <text:p>13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3175">
            <text:p>1.4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5">
            <text:p>7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3.3535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568">
            <text:p>13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97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569">
            <text:p>13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684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7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582">
            <text:p>13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691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45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6">
            <text:p>7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697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698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3746">
            <text:p>2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9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341">
            <text:p>60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697">
            <text:p>13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698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864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698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3698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6">
            <text:p>7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699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731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97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731">
            <text:p>13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846">
            <text:p>13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746">
            <text:p>13.37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856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82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7">
            <text:p>7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864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864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81651">
            <text:p>6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0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52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3864">
            <text:p>13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865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4031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865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865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7">
            <text:p>77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865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3898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7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898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012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8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3912">
            <text:p>13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022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0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8">
            <text:p>7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27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35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122">
            <text:p>60.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4197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0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031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8">
            <text:p>77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32">
            <text:p>13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064">
            <text:p>13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81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64">
            <text:p>13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179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17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086">
            <text:p>13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188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67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779">
            <text:p>7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1175">
            <text:p>2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8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59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3.4364">
            <text:p>1.34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4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197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779">
            <text:p>7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198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231">
            <text:p>13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90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3.4231">
            <text:p>13.42</text:p>
          </table:table-cell>
          <table:table-cell/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3.4346">
            <text:p>13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1H00M00S">
            <text:p>01:00:00 AM</text:p>
          </table:table-cell>
          <table:table-cell office:value-type="string">
            <text:p>FFP.</text:p>
          </table:table-cell>
          <table:table-cell table:number-columns-repeated="3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409542">
            <text:p>0</text:p>
          </table:table-cell>
          <table:table-cell table:formula="of:=INDIRECT(ADDRESS([.L2];6;4))" office:value-type="float" office:value="0.0112499">
            <text:p>0.01</text:p>
          </table:table-cell>
          <table:table-cell table:formula="of:=INDIRECT(ADDRESS([.M2];6;4))" office:value-type="float" office:value="0.0104631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409675">
            <text:p>0</text:p>
          </table:table-cell>
          <table:table-cell table:formula="of:=INDIRECT(ADDRESS([.L3];6;4))" office:value-type="float" office:value="0.0112164">
            <text:p>0.01</text:p>
          </table:table-cell>
          <table:table-cell table:formula="of:=INDIRECT(ADDRESS([.M3];6;4))" office:value-type="float" office:value="0.0107377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401657">
            <text:p>0</text:p>
          </table:table-cell>
          <table:table-cell table:formula="of:=INDIRECT(ADDRESS([.L4];6;4))" office:value-type="float" office:value="0.0113252">
            <text:p>0.01</text:p>
          </table:table-cell>
          <table:table-cell table:formula="of:=INDIRECT(ADDRESS([.M4];6;4))" office:value-type="float" office:value="0.0109765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/>
          <table:table-cell table:style-name="ce6"/>
          <table:table-cell/>
          <table:table-cell table:formula="of:=INDIRECT(ADDRESS([.K5];6;4))" office:value-type="float" office:value="0.00399108">
            <text:p>0</text:p>
          </table:table-cell>
          <table:table-cell table:formula="of:=INDIRECT(ADDRESS([.L5];6;4))" office:value-type="float" office:value="0.0112708">
            <text:p>0.01</text:p>
          </table:table-cell>
          <table:table-cell table:formula="of:=INDIRECT(ADDRESS([.M5];6;4))" office:value-type="float" office:value="0.0101694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40399">
            <text:p>0</text:p>
          </table:table-cell>
          <table:table-cell table:formula="of:=INDIRECT(ADDRESS([.L6];6;4))" office:value-type="float" office:value="0.0118195">
            <text:p>0.01</text:p>
          </table:table-cell>
          <table:table-cell table:formula="of:=INDIRECT(ADDRESS([.M6];6;4))" office:value-type="float" office:value="0.01079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410806">
            <text:p>0</text:p>
          </table:table-cell>
          <table:table-cell table:formula="of:=INDIRECT(ADDRESS([.L7];6;4))" office:value-type="float" office:value="0.011291">
            <text:p>0.01</text:p>
          </table:table-cell>
          <table:table-cell table:formula="of:=INDIRECT(ADDRESS([.M7];6;4))" office:value-type="float" office:value="0.0107852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56">
            <text:p>1256</text:p>
          </table:table-cell>
          <table:table-cell table:number-columns-repeated="3"/>
          <table:table-cell table:formula="of:=INDIRECT(ADDRESS([.K8];6;4))" office:value-type="float" office:value="0.00407838">
            <text:p>0</text:p>
          </table:table-cell>
          <table:table-cell table:formula="of:=INDIRECT(ADDRESS([.L8];6;4))" office:value-type="float" office:value="0.0114339">
            <text:p>0.01</text:p>
          </table:table-cell>
          <table:table-cell table:formula="of:=INDIRECT(ADDRESS([.M8];6;4))" office:value-type="float" office:value="0.0119192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formula="of:=INDIRECT(ADDRESS([.K9];6;4))" office:value-type="float" office:value="0.00406658">
            <text:p>0</text:p>
          </table:table-cell>
          <table:table-cell table:formula="of:=INDIRECT(ADDRESS([.L9];6;4))" office:value-type="float" office:value="0.0111992">
            <text:p>0.01</text:p>
          </table:table-cell>
          <table:table-cell table:formula="of:=INDIRECT(ADDRESS([.M9];6;4))" office:value-type="float" office:value="0.0100907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formula="of:=INDIRECT(ADDRESS([.K10];6;4))" office:value-type="float" office:value="0.00398912">
            <text:p>0</text:p>
          </table:table-cell>
          <table:table-cell table:formula="of:=INDIRECT(ADDRESS([.L10];6;4))" office:value-type="float" office:value="0.0112324">
            <text:p>0.01</text:p>
          </table:table-cell>
          <table:table-cell table:formula="of:=INDIRECT(ADDRESS([.M10];6;4))" office:value-type="float" office:value="0.0104643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825">
            <text:p>2.53E-005</text:p>
          </table:table-cell>
          <table:table-cell/>
          <table:table-cell table:formula="of:=INDIRECT(ADDRESS([.K11];6;4))" office:value-type="float" office:value="0.0039915">
            <text:p>0</text:p>
          </table:table-cell>
          <table:table-cell table:formula="of:=INDIRECT(ADDRESS([.L11];6;4))" office:value-type="float" office:value="0.0112622">
            <text:p>0.01</text:p>
          </table:table-cell>
          <table:table-cell table:formula="of:=INDIRECT(ADDRESS([.M11];6;4))" office:value-type="float" office:value="0.0108084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68">
            <text:p>0.02</text:p>
          </table:table-cell>
          <table:table-cell table:number-columns-repeated="3"/>
          <table:table-cell table:formula="of:=INDIRECT(ADDRESS([.K12];6;4))" office:value-type="float" office:value="0.00404919">
            <text:p>0</text:p>
          </table:table-cell>
          <table:table-cell table:formula="of:=INDIRECT(ADDRESS([.L12];6;4))" office:value-type="float" office:value="0.0112645">
            <text:p>0.01</text:p>
          </table:table-cell>
          <table:table-cell table:formula="of:=INDIRECT(ADDRESS([.M12];6;4))" office:value-type="float" office:value="0.0101348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96">
            <text:p>60</text:p>
          </table:table-cell>
          <table:table-cell table:number-columns-repeated="3"/>
          <table:table-cell table:formula="of:=INDIRECT(ADDRESS([.K13];6;4))" office:value-type="float" office:value="0.00406846">
            <text:p>0</text:p>
          </table:table-cell>
          <table:table-cell table:formula="of:=INDIRECT(ADDRESS([.L13];6;4))" office:value-type="float" office:value="0.0112987">
            <text:p>0.01</text:p>
          </table:table-cell>
          <table:table-cell table:formula="of:=INDIRECT(ADDRESS([.M13];6;4))" office:value-type="float" office:value="0.0104378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style-name="ce6"/>
          <table:table-cell/>
          <table:table-cell table:formula="of:=INDIRECT(ADDRESS([.K14];6;4))" office:value-type="float" office:value="0.00405841">
            <text:p>0</text:p>
          </table:table-cell>
          <table:table-cell table:formula="of:=INDIRECT(ADDRESS([.L14];6;4))" office:value-type="float" office:value="0.0112127">
            <text:p>0.01</text:p>
          </table:table-cell>
          <table:table-cell table:formula="of:=INDIRECT(ADDRESS([.M14];6;4))" office:value-type="float" office:value="0.0107579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formula="of:=INDIRECT(ADDRESS([.K15];6;4))" office:value-type="float" office:value="0.00420668">
            <text:p>0</text:p>
          </table:table-cell>
          <table:table-cell table:formula="of:=INDIRECT(ADDRESS([.L15];6;4))" office:value-type="float" office:value="0.0150859">
            <text:p>0.02</text:p>
          </table:table-cell>
          <table:table-cell table:formula="of:=INDIRECT(ADDRESS([.M15];6;4))" office:value-type="float" office:value="0.00909222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428">
            <text:p>2.18E+001</text:p>
          </table:table-cell>
          <table:table-cell/>
          <table:table-cell table:formula="of:=INDIRECT(ADDRESS([.K16];6;4))" office:value-type="float" office:value="0.00418657">
            <text:p>0</text:p>
          </table:table-cell>
          <table:table-cell table:formula="of:=INDIRECT(ADDRESS([.L16];6;4))" office:value-type="float" office:value="0.0163108">
            <text:p>0.02</text:p>
          </table:table-cell>
          <table:table-cell table:formula="of:=INDIRECT(ADDRESS([.M16];6;4))" office:value-type="float" office:value="0.0131239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83">
            <text:p>0.02</text:p>
          </table:table-cell>
          <table:table-cell/>
          <table:table-cell table:formula="of:=INDIRECT(ADDRESS([.K17];6;4))" office:value-type="float" office:value="0.0040876">
            <text:p>0</text:p>
          </table:table-cell>
          <table:table-cell table:formula="of:=INDIRECT(ADDRESS([.L17];6;4))" office:value-type="float" office:value="0.0113618">
            <text:p>0.01</text:p>
          </table:table-cell>
          <table:table-cell table:formula="of:=INDIRECT(ADDRESS([.M17];6;4))" office:value-type="float" office:value="0.0109005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formula="of:=INDIRECT(ADDRESS([.K18];6;4))" office:value-type="float" office:value="0.00412196">
            <text:p>0</text:p>
          </table:table-cell>
          <table:table-cell table:formula="of:=INDIRECT(ADDRESS([.L18];6;4))" office:value-type="float" office:value="0.0116044">
            <text:p>0.01</text:p>
          </table:table-cell>
          <table:table-cell table:formula="of:=INDIRECT(ADDRESS([.M18];6;4))" office:value-type="float" office:value="0.00986163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262">
            <text:p>21.83</text:p>
          </table:table-cell>
          <table:table-cell/>
          <table:table-cell table:formula="of:=INDIRECT(ADDRESS([.K19];6;4))" office:value-type="float" office:value="0.00398975">
            <text:p>0</text:p>
          </table:table-cell>
          <table:table-cell table:formula="of:=INDIRECT(ADDRESS([.L19];6;4))" office:value-type="float" office:value="0.0113144">
            <text:p>0.01</text:p>
          </table:table-cell>
          <table:table-cell table:formula="of:=INDIRECT(ADDRESS([.M19];6;4))" office:value-type="float" office:value="0.0105474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/>
          <table:table-cell table:formula="of:=INDIRECT(ADDRESS([.K20];6;4))" office:value-type="float" office:value="0.00403578">
            <text:p>0</text:p>
          </table:table-cell>
          <table:table-cell table:formula="of:=INDIRECT(ADDRESS([.L20];6;4))" office:value-type="float" office:value="0.0114028">
            <text:p>0.01</text:p>
          </table:table-cell>
          <table:table-cell table:formula="of:=INDIRECT(ADDRESS([.M20];6;4))" office:value-type="float" office:value="0.0109684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56">
            <text:p>1256</text:p>
          </table:table-cell>
          <table:table-cell table:number-columns-repeated="2"/>
          <table:table-cell table:formula="of:=INDIRECT(ADDRESS([.K21];6;4))" office:value-type="float" office:value="0.00401064">
            <text:p>0</text:p>
          </table:table-cell>
          <table:table-cell table:formula="of:=INDIRECT(ADDRESS([.L21];6;4))" office:value-type="float" office:value="0.0112236">
            <text:p>0.01</text:p>
          </table:table-cell>
          <table:table-cell table:formula="of:=INDIRECT(ADDRESS([.M21];6;4))" office:value-type="float" office:value="0.0101143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263">
            <text:p>21.83</text:p>
          </table:table-cell>
          <table:table-cell/>
          <table:table-cell table:formula="of:=INDIRECT(ADDRESS([.K22];6;4))" office:value-type="float" office:value="0.00407936">
            <text:p>0</text:p>
          </table:table-cell>
          <table:table-cell table:formula="of:=INDIRECT(ADDRESS([.L22];6;4))" office:value-type="float" office:value="0.0112843">
            <text:p>0.01</text:p>
          </table:table-cell>
          <table:table-cell table:formula="of:=INDIRECT(ADDRESS([.M22];6;4))" office:value-type="float" office:value="0.0105037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304">
            <text:p>21.83</text:p>
          </table:table-cell>
          <table:table-cell/>
          <table:table-cell table:formula="of:=INDIRECT(ADDRESS([.K23];6;4))" office:value-type="float" office:value="0.0039871">
            <text:p>0</text:p>
          </table:table-cell>
          <table:table-cell table:formula="of:=INDIRECT(ADDRESS([.L23];6;4))" office:value-type="float" office:value="0.0112858">
            <text:p>0.01</text:p>
          </table:table-cell>
          <table:table-cell table:formula="of:=INDIRECT(ADDRESS([.M23];6;4))" office:value-type="float" office:value="0.0108411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9542">
            <text:p>0</text:p>
          </table:table-cell>
          <table:table-cell/>
          <table:table-cell table:formula="of:=INDIRECT(ADDRESS([.K24];6;4))" office:value-type="float" office:value="0.00399311">
            <text:p>0</text:p>
          </table:table-cell>
          <table:table-cell table:formula="of:=INDIRECT(ADDRESS([.L24];6;4))" office:value-type="float" office:value="0.0112007">
            <text:p>0.01</text:p>
          </table:table-cell>
          <table:table-cell table:formula="of:=INDIRECT(ADDRESS([.M24];6;4))" office:value-type="float" office:value="0.0100945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304">
            <text:p>21.83</text:p>
          </table:table-cell>
          <table:table-cell/>
          <table:table-cell table:style-name="ce7" table:formula="of:=SUM([.H2:.H24])" office:value-type="float" office:value="0.09334797">
            <text:p>0.09335</text:p>
          </table:table-cell>
          <table:table-cell table:style-name="ce7" table:formula="of:=SUM([.I2:.I24])" office:value-type="float" office:value="0.2691509">
            <text:p>0.26915</text:p>
          </table:table-cell>
          <table:table-cell table:style-name="ce7" table:formula="of:=SUM([.J2:.J24])" office:value-type="float" office:value="0.24458265">
            <text:p>0.24458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416">
            <text:p>21.84</text:p>
          </table:table-cell>
          <table:table-cell/>
          <table:table-cell table:style-name="ce7" table:formula="of:=AVERAGE([.H2:.H24])" office:value-type="float" office:value="0.00405860739130435">
            <text:p>0.00406</text:p>
          </table:table-cell>
          <table:table-cell table:style-name="ce7" table:formula="of:=AVERAGE([.I2:.I24])" office:value-type="float" office:value="0.0117022130434783">
            <text:p>0.01170</text:p>
          </table:table-cell>
          <table:table-cell table:style-name="ce7" table:formula="of:=AVERAGE([.J2:.J24])" office:value-type="float" office:value="0.0106340282608696">
            <text:p>0.01063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4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8318">
            <text:p>2.1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423">
            <text:p>2.18E+00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31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57">
            <text:p>1257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428">
            <text:p>21.8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429">
            <text:p>21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9333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09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471">
            <text:p>59.8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8428">
            <text:p>21.8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429">
            <text:p>21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595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4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429">
            <text:p>21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429">
            <text:p>21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5238">
            <text:p>1.1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57">
            <text:p>12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43">
            <text:p>21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47">
            <text:p>21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967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8471">
            <text:p>2.1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583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482">
            <text:p>21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59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7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58">
            <text:p>12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595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596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4476">
            <text:p>2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633">
            <text:p>6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8595">
            <text:p>21.8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596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762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596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596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22921">
            <text:p>1.2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58">
            <text:p>12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8597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637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6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637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75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647">
            <text:p>21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757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76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59">
            <text:p>12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762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762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635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1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22">
            <text:p>5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8762">
            <text:p>21.8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762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929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3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762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8762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59">
            <text:p>12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763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803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1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803">
            <text:p>21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916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8822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923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69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0">
            <text:p>1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444">
            <text:p>2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743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2087">
            <text:p>48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136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67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929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1968">
            <text:p>1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0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8931">
            <text:p>21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8971">
            <text:p>21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3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8971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09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19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006">
            <text:p>21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114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1">
            <text:p>12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136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137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55937">
            <text:p>5.5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367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0972">
            <text:p>61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136">
            <text:p>21.9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137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3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26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137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137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27">
            <text:p>1.8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1">
            <text:p>12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9138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179">
            <text:p>21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08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179">
            <text:p>21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292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189">
            <text:p>21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297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85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2">
            <text:p>12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301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3727">
            <text:p>9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55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4171">
            <text:p>60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3">
            <text:p>21.9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01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465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1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01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301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2">
            <text:p>12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02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343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783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43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457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3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343">
            <text:p>21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462">
            <text:p>2.1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919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3">
            <text:p>1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466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466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74222">
            <text:p>4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7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4504">
            <text:p>61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465">
            <text:p>21.9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466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628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8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466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466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7587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3">
            <text:p>12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467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508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66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508">
            <text:p>21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62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9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9524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624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90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4">
            <text:p>12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628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628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9333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05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2928">
            <text:p>62.2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628">
            <text:p>21.9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629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789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994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629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629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857">
            <text:p>1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4">
            <text:p>12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629">
            <text:p>21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669">
            <text:p>21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91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9669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782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681">
            <text:p>21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786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4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5">
            <text:p>12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789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789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07492">
            <text:p>7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09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1425">
            <text:p>62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789">
            <text:p>21.9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79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95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98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79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79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5">
            <text:p>12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1.979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83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1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83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943">
            <text:p>21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839">
            <text:p>21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947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8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6">
            <text:p>12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95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95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5397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4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9518">
            <text:p>61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1.995">
            <text:p>22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95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111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82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95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1.995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6">
            <text:p>12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951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1.9991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491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1.9991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104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0007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108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34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7">
            <text:p>12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111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111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0286">
            <text:p>2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0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9686">
            <text:p>60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0111">
            <text:p>22.0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112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275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4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111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112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7">
            <text:p>12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112">
            <text:p>22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153">
            <text:p>22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68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0153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26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9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167">
            <text:p>22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271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378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8">
            <text:p>12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275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27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52191">
            <text:p>7.5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104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0929">
            <text:p>62.0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0275">
            <text:p>22.0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27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436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994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27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27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1746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8">
            <text:p>12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0277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317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58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317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43">
            <text:p>22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326">
            <text:p>22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433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57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69">
            <text:p>12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436">
            <text:p>22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436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1429">
            <text:p>2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151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6249">
            <text:p>49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0436">
            <text:p>22.0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437">
            <text:p>22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638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092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436">
            <text:p>22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437">
            <text:p>2.2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69">
            <text:p>12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437">
            <text:p>22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479">
            <text:p>22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206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479">
            <text:p>22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63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085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544">
            <text:p>22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635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922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0">
            <text:p>12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638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639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26095">
            <text:p>9.2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418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9918">
            <text:p>33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0638">
            <text:p>22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639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932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289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639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639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0349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0">
            <text:p>12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641">
            <text:p>22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682">
            <text:p>22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86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683">
            <text:p>22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846">
            <text:p>22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10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0759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089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123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1">
            <text:p>12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932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933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72572">
            <text:p>6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04">
            <text:p>59.9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0932">
            <text:p>22.0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933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098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933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933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51175">
            <text:p>4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1">
            <text:p>12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934">
            <text:p>22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0975">
            <text:p>22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87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0975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089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6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0986">
            <text:p>22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095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00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2">
            <text:p>12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099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1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063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6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013">
            <text:p>59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099">
            <text:p>22.1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101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267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59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1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1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6921">
            <text:p>1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2">
            <text:p>12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1101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143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121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143">
            <text:p>22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259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0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165">
            <text:p>22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264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16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3">
            <text:p>12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267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268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8064">
            <text:p>3.6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00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9738">
            <text:p>60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267">
            <text:p>22.1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268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431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2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268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268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9429">
            <text:p>1.1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3">
            <text:p>12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269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308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97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309">
            <text:p>22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42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1322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427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47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4">
            <text:p>12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431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43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9587">
            <text:p>2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782">
            <text:p>59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431">
            <text:p>22.1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43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598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0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43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43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2667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4">
            <text:p>12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432">
            <text:p>22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473">
            <text:p>22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357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1473">
            <text:p>2.2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587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484">
            <text:p>22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593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8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5">
            <text:p>12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598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599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42286">
            <text:p>8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53">
            <text:p>59.95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598">
            <text:p>22.1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599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765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599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599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5">
            <text:p>12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22.16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64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10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64">
            <text:p>22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752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2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658">
            <text:p>22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759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14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6">
            <text:p>12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765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765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3048">
            <text:p>2.4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421">
            <text:p>6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765">
            <text:p>22.1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765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931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765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765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952">
            <text:p>1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6">
            <text:p>12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766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807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793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807">
            <text:p>22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9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821">
            <text:p>22.18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1926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037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7">
            <text:p>12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31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93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5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8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22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1931">
            <text:p>22.1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3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2098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1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3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93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0571">
            <text:p>1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7">
            <text:p>127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32">
            <text:p>22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1972">
            <text:p>22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87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72">
            <text:p>22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085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1984">
            <text:p>22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2092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41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8">
            <text:p>12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098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099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67111">
            <text:p>5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48">
            <text:p>5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2098">
            <text:p>22.2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099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2265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1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099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099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8">
            <text:p>127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1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14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993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14">
            <text:p>22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252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0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158">
            <text:p>22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2259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94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279">
            <text:p>12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265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265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4222">
            <text:p>2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835">
            <text:p>59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22.2265">
            <text:p>22.2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266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22.2432">
            <text:p>2.2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1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265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265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279">
            <text:p>12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266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306">
            <text:p>22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003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22.2306">
            <text:p>22.23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22.2419">
            <text:p>22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7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0H00M00S">
            <text:p>12:00:00 AM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2];6;4))" office:value-type="float" office:value="0.00325048">
            <text:p>0</text:p>
          </table:table-cell>
          <table:table-cell table:formula="of:=INDIRECT(ADDRESS([.L2];6;4))" office:value-type="float" office:value="0.0112007">
            <text:p>0.01</text:p>
          </table:table-cell>
          <table:table-cell table:formula="of:=INDIRECT(ADDRESS([.M2];6;4))" office:value-type="float" office:value="0.010713">
            <text:p>0.0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3];6;4))" office:value-type="float" office:value="0.00325202">
            <text:p>0</text:p>
          </table:table-cell>
          <table:table-cell table:formula="of:=INDIRECT(ADDRESS([.L3];6;4))" office:value-type="float" office:value="0.0112067">
            <text:p>0.01</text:p>
          </table:table-cell>
          <table:table-cell table:formula="of:=INDIRECT(ADDRESS([.M3];6;4))" office:value-type="float" office:value="0.0107214">
            <text:p>0.0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CullThreadPerCameraDrawThreadPerContext'</text:p>
          </table:table-cell>
          <table:table-cell office:value-type="string">
            <text:p>selected.</text:p>
          </table:table-cell>
          <table:table-cell table:number-columns-repeated="3"/>
          <table:table-cell table:formula="of:=INDIRECT(ADDRESS([.K4];6;4))" office:value-type="float" office:value="0.00334337">
            <text:p>0</text:p>
          </table:table-cell>
          <table:table-cell table:formula="of:=INDIRECT(ADDRESS([.L4];6;4))" office:value-type="float" office:value="0.0118648">
            <text:p>0.01</text:p>
          </table:table-cell>
          <table:table-cell table:formula="of:=INDIRECT(ADDRESS([.M4];6;4))" office:value-type="float" office:value="0.0112161">
            <text:p>0.0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reading</text:p>
          </table:table-cell>
          <table:table-cell office:value-type="string">
            <text:p>model</text:p>
          </table:table-cell>
          <table:table-cell office:value-type="string">
            <text:p>SingleThreaded'</text:p>
          </table:table-cell>
          <table:table-cell office:value-type="string">
            <text:p>selected.</text:p>
          </table:table-cell>
          <table:table-cell/>
          <table:table-cell table:style-name="ce6"/>
          <table:table-cell/>
          <table:table-cell table:formula="of:=INDIRECT(ADDRESS([.K5];6;4))" office:value-type="float" office:value="0.00330224">
            <text:p>0</text:p>
          </table:table-cell>
          <table:table-cell table:formula="of:=INDIRECT(ADDRESS([.L5];6;4))" office:value-type="float" office:value="0.0123349">
            <text:p>0.01</text:p>
          </table:table-cell>
          <table:table-cell table:formula="of:=INDIRECT(ADDRESS([.M5];6;4))" office:value-type="float" office:value="0.0136931">
            <text:p>0.0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7"/>
          <table:table-cell table:formula="of:=INDIRECT(ADDRESS([.K6];6;4))" office:value-type="float" office:value="0.00350526">
            <text:p>0</text:p>
          </table:table-cell>
          <table:table-cell table:formula="of:=INDIRECT(ADDRESS([.L6];6;4))" office:value-type="float" office:value="0.0112693">
            <text:p>0.01</text:p>
          </table:table-cell>
          <table:table-cell table:formula="of:=INDIRECT(ADDRESS([.M6];6;4))" office:value-type="float" office:value="0.0107742">
            <text:p>0.0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3"/>
          <table:table-cell table:style-name="ce6"/>
          <table:table-cell/>
          <table:table-cell table:formula="of:=INDIRECT(ADDRESS([.K7];6;4))" office:value-type="float" office:value="0.00325202">
            <text:p>0</text:p>
          </table:table-cell>
          <table:table-cell table:formula="of:=INDIRECT(ADDRESS([.L7];6;4))" office:value-type="float" office:value="0.0112876">
            <text:p>0.01</text:p>
          </table:table-cell>
          <table:table-cell table:formula="of:=INDIRECT(ADDRESS([.M7];6;4))" office:value-type="float" office:value="0.0108076">
            <text:p>0.0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1">
            <text:p>861</text:p>
          </table:table-cell>
          <table:table-cell table:number-columns-repeated="3"/>
          <table:table-cell table:formula="of:=INDIRECT(ADDRESS([.K8];6;4))" office:value-type="float" office:value="0.003253">
            <text:p>0</text:p>
          </table:table-cell>
          <table:table-cell table:formula="of:=INDIRECT(ADDRESS([.L8];6;4))" office:value-type="float" office:value="0.0112308">
            <text:p>0.01</text:p>
          </table:table-cell>
          <table:table-cell table:formula="of:=INDIRECT(ADDRESS([.M8];6;4))" office:value-type="float" office:value="0.0107499">
            <text:p>0.01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244">
            <text:p>14.82</text:p>
          </table:table-cell>
          <table:table-cell/>
          <table:table-cell table:formula="of:=INDIRECT(ADDRESS([.K9];6;4))" office:value-type="float" office:value="0.00325174">
            <text:p>0</text:p>
          </table:table-cell>
          <table:table-cell table:formula="of:=INDIRECT(ADDRESS([.L9];6;4))" office:value-type="float" office:value="0.011209">
            <text:p>0.01</text:p>
          </table:table-cell>
          <table:table-cell table:formula="of:=INDIRECT(ADDRESS([.M9];6;4))" office:value-type="float" office:value="0.0107312">
            <text:p>0.01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245">
            <text:p>14.82</text:p>
          </table:table-cell>
          <table:table-cell/>
          <table:table-cell table:formula="of:=INDIRECT(ADDRESS([.K10];6;4))" office:value-type="float" office:value="0.00325244">
            <text:p>0</text:p>
          </table:table-cell>
          <table:table-cell table:formula="of:=INDIRECT(ADDRESS([.L10];6;4))" office:value-type="float" office:value="0.0113105">
            <text:p>0.01</text:p>
          </table:table-cell>
          <table:table-cell table:formula="of:=INDIRECT(ADDRESS([.M10];6;4))" office:value-type="float" office:value="0.0108314">
            <text:p>0.01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01333">
            <text:p>6.01E-005</text:p>
          </table:table-cell>
          <table:table-cell/>
          <table:table-cell table:formula="of:=INDIRECT(ADDRESS([.K11];6;4))" office:value-type="float" office:value="0.00329595">
            <text:p>0</text:p>
          </table:table-cell>
          <table:table-cell table:formula="of:=INDIRECT(ADDRESS([.L11];6;4))" office:value-type="float" office:value="0.010855">
            <text:p>0.01</text:p>
          </table:table-cell>
          <table:table-cell table:formula="of:=INDIRECT(ADDRESS([.M11];6;4))" office:value-type="float" office:value="0.0104174">
            <text:p>0.01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62">
            <text:p>0.02</text:p>
          </table:table-cell>
          <table:table-cell table:number-columns-repeated="3"/>
          <table:table-cell table:formula="of:=INDIRECT(ADDRESS([.K12];6;4))" office:value-type="float" office:value="0.0032523">
            <text:p>0</text:p>
          </table:table-cell>
          <table:table-cell table:formula="of:=INDIRECT(ADDRESS([.L12];6;4))" office:value-type="float" office:value="0.0112361">
            <text:p>0.01</text:p>
          </table:table-cell>
          <table:table-cell table:formula="of:=INDIRECT(ADDRESS([.M12];6;4))" office:value-type="float" office:value="0.0107684">
            <text:p>0.01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298">
            <text:p>59.93</text:p>
          </table:table-cell>
          <table:table-cell table:number-columns-repeated="3"/>
          <table:table-cell table:formula="of:=INDIRECT(ADDRESS([.K13];6;4))" office:value-type="float" office:value="0.00325167">
            <text:p>0</text:p>
          </table:table-cell>
          <table:table-cell table:formula="of:=INDIRECT(ADDRESS([.L13];6;4))" office:value-type="float" office:value="0.0111816">
            <text:p>0.01</text:p>
          </table:table-cell>
          <table:table-cell table:formula="of:=INDIRECT(ADDRESS([.M13];6;4))" office:value-type="float" office:value="0.0106743">
            <text:p>0.01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8244">
            <text:p>14.82</text:p>
          </table:table-cell>
          <table:table-cell/>
          <table:table-cell table:style-name="ce6"/>
          <table:table-cell/>
          <table:table-cell table:formula="of:=INDIRECT(ADDRESS([.K14];6;4))" office:value-type="float" office:value="0.00335441">
            <text:p>0</text:p>
          </table:table-cell>
          <table:table-cell table:formula="of:=INDIRECT(ADDRESS([.L14];6;4))" office:value-type="float" office:value="0.0113033">
            <text:p>0.01</text:p>
          </table:table-cell>
          <table:table-cell table:formula="of:=INDIRECT(ADDRESS([.M14];6;4))" office:value-type="float" office:value="0.0108135">
            <text:p>0.01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245">
            <text:p>14.82</text:p>
          </table:table-cell>
          <table:table-cell/>
          <table:table-cell table:formula="of:=INDIRECT(ADDRESS([.K15];6;4))" office:value-type="float" office:value="0.00327255">
            <text:p>0</text:p>
          </table:table-cell>
          <table:table-cell table:formula="of:=INDIRECT(ADDRESS([.L15];6;4))" office:value-type="float" office:value="0.011321">
            <text:p>0.01</text:p>
          </table:table-cell>
          <table:table-cell table:formula="of:=INDIRECT(ADDRESS([.M15];6;4))" office:value-type="float" office:value="0.0108416">
            <text:p>0.01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411">
            <text:p>1.48E+001</text:p>
          </table:table-cell>
          <table:table-cell/>
          <table:table-cell table:formula="of:=INDIRECT(ADDRESS([.K16];6;4))" office:value-type="float" office:value="0.00338842">
            <text:p>0</text:p>
          </table:table-cell>
          <table:table-cell table:formula="of:=INDIRECT(ADDRESS([.L16];6;4))" office:value-type="float" office:value="0.0117798">
            <text:p>0.01</text:p>
          </table:table-cell>
          <table:table-cell table:formula="of:=INDIRECT(ADDRESS([.M16];6;4))" office:value-type="float" office:value="0.0110497">
            <text:p>0.01</text:p>
          </table:table-cell>
          <table:table-cell office:value-type="float" office:value="360">
            <text:p>360</text:p>
          </table:table-cell>
          <table:table-cell office:value-type="float" office:value="363">
            <text:p>363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05">
            <text:p>0.02</text:p>
          </table:table-cell>
          <table:table-cell/>
          <table:table-cell table:formula="of:=INDIRECT(ADDRESS([.K17];6;4))" office:value-type="float" office:value="0.00330196">
            <text:p>0</text:p>
          </table:table-cell>
          <table:table-cell table:formula="of:=INDIRECT(ADDRESS([.L17];6;4))" office:value-type="float" office:value="0.0122123">
            <text:p>0.01</text:p>
          </table:table-cell>
          <table:table-cell table:formula="of:=INDIRECT(ADDRESS([.M17];6;4))" office:value-type="float" office:value="0.0116748">
            <text:p>0.0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245">
            <text:p>14.82</text:p>
          </table:table-cell>
          <table:table-cell/>
          <table:table-cell table:formula="of:=INDIRECT(ADDRESS([.K18];6;4))" office:value-type="float" office:value="0.00332752">
            <text:p>0</text:p>
          </table:table-cell>
          <table:table-cell table:formula="of:=INDIRECT(ADDRESS([.L18];6;4))" office:value-type="float" office:value="0.0112568">
            <text:p>0.01</text:p>
          </table:table-cell>
          <table:table-cell table:formula="of:=INDIRECT(ADDRESS([.M18];6;4))" office:value-type="float" office:value="0.0100016">
            <text:p>0.01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245">
            <text:p>14.82</text:p>
          </table:table-cell>
          <table:table-cell/>
          <table:table-cell table:formula="of:=INDIRECT(ADDRESS([.K19];6;4))" office:value-type="float" office:value="0.00325279">
            <text:p>0</text:p>
          </table:table-cell>
          <table:table-cell table:formula="of:=INDIRECT(ADDRESS([.L19];6;4))" office:value-type="float" office:value="0.0113696">
            <text:p>0.01</text:p>
          </table:table-cell>
          <table:table-cell table:formula="of:=INDIRECT(ADDRESS([.M19];6;4))" office:value-type="float" office:value="0.0108923">
            <text:p>0.01</text:p>
          </table:table-cell>
          <table:table-cell office:value-type="float" office:value="432">
            <text:p>432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/>
          <table:table-cell table:formula="of:=INDIRECT(ADDRESS([.K20];6;4))" office:value-type="float" office:value="0.00328924">
            <text:p>0</text:p>
          </table:table-cell>
          <table:table-cell table:formula="of:=INDIRECT(ADDRESS([.L20];6;4))" office:value-type="float" office:value="0.0111845">
            <text:p>0.01</text:p>
          </table:table-cell>
          <table:table-cell table:formula="of:=INDIRECT(ADDRESS([.M20];6;4))" office:value-type="float" office:value="0.0107327">
            <text:p>0.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1">
            <text:p>861</text:p>
          </table:table-cell>
          <table:table-cell table:number-columns-repeated="2"/>
          <table:table-cell table:formula="of:=INDIRECT(ADDRESS([.K21];6;4))" office:value-type="float" office:value="0.00326948">
            <text:p>0</text:p>
          </table:table-cell>
          <table:table-cell table:formula="of:=INDIRECT(ADDRESS([.L21];6;4))" office:value-type="float" office:value="0.011507">
            <text:p>0.01</text:p>
          </table:table-cell>
          <table:table-cell table:formula="of:=INDIRECT(ADDRESS([.M21];6;4))" office:value-type="float" office:value="0.0110266">
            <text:p>0.01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246">
            <text:p>14.82</text:p>
          </table:table-cell>
          <table:table-cell/>
          <table:table-cell table:formula="of:=INDIRECT(ADDRESS([.K22];6;4))" office:value-type="float" office:value="0.00325342">
            <text:p>0</text:p>
          </table:table-cell>
          <table:table-cell table:formula="of:=INDIRECT(ADDRESS([.L22];6;4))" office:value-type="float" office:value="0.0112719">
            <text:p>0.01</text:p>
          </table:table-cell>
          <table:table-cell table:formula="of:=INDIRECT(ADDRESS([.M22];6;4))" office:value-type="float" office:value="0.0107989">
            <text:p>0.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278">
            <text:p>14.83</text:p>
          </table:table-cell>
          <table:table-cell/>
          <table:table-cell table:formula="of:=INDIRECT(ADDRESS([.K23];6;4))" office:value-type="float" office:value="0.00325195">
            <text:p>0</text:p>
          </table:table-cell>
          <table:table-cell table:formula="of:=INDIRECT(ADDRESS([.L23];6;4))" office:value-type="float" office:value="0.0112389">
            <text:p>0.01</text:p>
          </table:table-cell>
          <table:table-cell table:formula="of:=INDIRECT(ADDRESS([.M23];6;4))" office:value-type="float" office:value="0.0107771">
            <text:p>0.01</text:p>
          </table:table-cell>
          <table:table-cell office:value-type="float" office:value="528">
            <text:p>528</text:p>
          </table:table-cell>
          <table:table-cell office:value-type="float" office:value="531">
            <text:p>53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048">
            <text:p>0</text:p>
          </table:table-cell>
          <table:table-cell/>
          <table:table-cell table:formula="of:=INDIRECT(ADDRESS([.K24];6;4))" office:value-type="float" office:value="0.0032537">
            <text:p>0</text:p>
          </table:table-cell>
          <table:table-cell table:formula="of:=INDIRECT(ADDRESS([.L24];6;4))" office:value-type="float" office:value="0.0109647">
            <text:p>0.01</text:p>
          </table:table-cell>
          <table:table-cell table:formula="of:=INDIRECT(ADDRESS([.M24];6;4))" office:value-type="float" office:value="0.0105188">
            <text:p>0.01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278">
            <text:p>14.83</text:p>
          </table:table-cell>
          <table:table-cell/>
          <table:table-cell table:style-name="ce7" table:formula="of:=SUM([.H2:.H24])" office:value-type="float" office:value="0.07567793">
            <text:p>0.07568</text:p>
          </table:table-cell>
          <table:table-cell table:style-name="ce7" table:formula="of:=SUM([.I2:.I24])" office:value-type="float" office:value="0.2615968">
            <text:p>0.26160</text:p>
          </table:table-cell>
          <table:table-cell table:style-name="ce7" table:formula="of:=SUM([.J2:.J24])" office:value-type="float" office:value="0.2512256">
            <text:p>0.25123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39">
            <text:p>14.84</text:p>
          </table:table-cell>
          <table:table-cell/>
          <table:table-cell table:style-name="ce7" table:formula="of:=AVERAGE([.H2:.H24])" office:value-type="float" office:value="0.0032903447826087">
            <text:p>0.00329</text:p>
          </table:table-cell>
          <table:table-cell table:style-name="ce7" table:formula="of:=AVERAGE([.I2:.I24])" office:value-type="float" office:value="0.0113737739130435">
            <text:p>0.01137</text:p>
          </table:table-cell>
          <table:table-cell table:style-name="ce7" table:formula="of:=AVERAGE([.J2:.J24])" office:value-type="float" office:value="0.010922852173913">
            <text:p>0.01092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0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8294">
            <text:p>1.4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402">
            <text:p>1.48E+00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3">
            <text:p>0.0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/>
          <table:table-cell table:style-name="ce9"/>
          <table:table-cell table:number-columns-repeated="5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2">
            <text:p>86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411">
            <text:p>14.8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412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13651">
            <text:p>8.1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9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628">
            <text:p>60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8411">
            <text:p>14.8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412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577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9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412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412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2">
            <text:p>8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413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445">
            <text:p>14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0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8445">
            <text:p>1.48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558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461">
            <text:p>14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568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21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3">
            <text:p>8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578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578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654">
            <text:p>2.4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50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2583">
            <text:p>51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8578">
            <text:p>14.8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578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773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44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578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578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3">
            <text:p>8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8579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613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43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613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732">
            <text:p>14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6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641">
            <text:p>14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753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6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4">
            <text:p>8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773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773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20318">
            <text:p>5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849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3487">
            <text:p>59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8773">
            <text:p>14.8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774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941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5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773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8774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079">
            <text:p>1.8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4">
            <text:p>8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775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808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2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808">
            <text:p>14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931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334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8824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961">
            <text:p>14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6931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5">
            <text:p>8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941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942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70794">
            <text:p>9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764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4353">
            <text:p>63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8941">
            <text:p>14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942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098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942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942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5492">
            <text:p>1.3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5">
            <text:p>8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943">
            <text:p>14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8979">
            <text:p>14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5052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8979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092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8988">
            <text:p>14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096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74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6">
            <text:p>8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825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42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4.8333">
            <text:p>64.8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253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326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099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546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6">
            <text:p>8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91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133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0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133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245">
            <text:p>14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8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142">
            <text:p>14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25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7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7">
            <text:p>8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53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253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9333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815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2275">
            <text:p>63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253">
            <text:p>14.93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54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411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7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53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254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7">
            <text:p>8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54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287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87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399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299">
            <text:p>14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406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499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8">
            <text:p>8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412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412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68508">
            <text:p>5.6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3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682">
            <text:p>59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411">
            <text:p>14.9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412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578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0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412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412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8">
            <text:p>8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413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446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1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446">
            <text:p>14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558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9461">
            <text:p>1.49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569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12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69">
            <text:p>8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3524">
            <text:p>2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096">
            <text:p>60.0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745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579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69">
            <text:p>8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58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612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9612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725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1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628">
            <text:p>14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736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31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0">
            <text:p>8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45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746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7016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8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41">
            <text:p>59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745">
            <text:p>14.9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46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912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9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46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746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7556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0">
            <text:p>8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46">
            <text:p>14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779">
            <text:p>14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5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79">
            <text:p>14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888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797">
            <text:p>14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901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17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1">
            <text:p>8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912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913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43111">
            <text:p>7.4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09">
            <text:p>59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4.9912">
            <text:p>14.9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913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078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913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4.9913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1">
            <text:p>8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914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4.9946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4.9946">
            <text:p>14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05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4.9962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069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84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2">
            <text:p>8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635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8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18">
            <text:p>59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245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07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064">
            <text:p>1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2">
            <text:p>8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08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113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16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0113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225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129">
            <text:p>15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236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743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3">
            <text:p>8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8413">
            <text:p>2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3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089">
            <text:p>60.1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412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246">
            <text:p>15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8254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3">
            <text:p>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0247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28">
            <text:p>15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54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28">
            <text:p>15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393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0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296">
            <text:p>15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404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135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4">
            <text:p>8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12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413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26476">
            <text:p>6.2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6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6591">
            <text:p>59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412">
            <text:p>15.0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13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579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4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13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413">
            <text:p>1.50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0349">
            <text:p>1.1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4">
            <text:p>8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14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447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725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47">
            <text:p>15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56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2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462">
            <text:p>15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571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41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5">
            <text:p>8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7016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83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0682">
            <text:p>56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758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6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58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5">
            <text:p>8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582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615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88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616">
            <text:p>15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733">
            <text:p>15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7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0636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747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49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6">
            <text:p>8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758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759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368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86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5705">
            <text:p>59.5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758">
            <text:p>15.0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76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926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759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76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397">
            <text:p>1.7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6">
            <text:p>8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761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794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01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0794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916">
            <text:p>15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1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805">
            <text:p>15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922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74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7">
            <text:p>8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926">
            <text:p>15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0926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9727">
            <text:p>4.9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62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4.0188">
            <text:p>64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0926">
            <text:p>15.0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927">
            <text:p>15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082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494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926">
            <text:p>15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927">
            <text:p>15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984">
            <text:p>1.3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7">
            <text:p>87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0927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0961">
            <text:p>15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3275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961">
            <text:p>15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073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5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0978">
            <text:p>15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078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016">
            <text:p>0.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8">
            <text:p>8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082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082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127">
            <text:p>2.5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47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7055">
            <text:p>60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082">
            <text:p>15.1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083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246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082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083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8">
            <text:p>87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083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116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27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116">
            <text:p>15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23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6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113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239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92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79">
            <text:p>8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247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248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47175">
            <text:p>8.4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3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996">
            <text:p>60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247">
            <text:p>15.12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248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413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7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248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248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12444">
            <text:p>1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79">
            <text:p>8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249">
            <text:p>15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282">
            <text:p>15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8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1282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393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8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297">
            <text:p>15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404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2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0">
            <text:p>8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413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413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3524">
            <text:p>2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47">
            <text:p>59.9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413">
            <text:p>15.14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414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579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7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414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414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0">
            <text:p>88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15.1414">
            <text:p>1.51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447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69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447">
            <text:p>15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562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461">
            <text:p>15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572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1">
            <text:p>8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58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58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073">
            <text:p>2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2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059">
            <text:p>5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58">
            <text:p>15.16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58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746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58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58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6159">
            <text:p>1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1">
            <text:p>88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581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614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614">
            <text:p>1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726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629">
            <text:p>15.16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737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9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2">
            <text:p>8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47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747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72">
            <text:p>5.7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503">
            <text:p>60.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747">
            <text:p>15.17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48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913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3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48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748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4762">
            <text:p>1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2">
            <text:p>88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48">
            <text:p>1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781">
            <text:p>1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81">
            <text:p>1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893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3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796">
            <text:p>1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1904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77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3">
            <text:p>8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14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914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9111">
            <text:p>2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2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024">
            <text:p>59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1913">
            <text:p>15.19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14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08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14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914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7556">
            <text:p>1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3">
            <text:p>88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15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1947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5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47">
            <text:p>1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057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1964">
            <text:p>1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069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18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84">
            <text:p>8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08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081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5841">
            <text:p>2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17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183">
            <text:p>59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15.208">
            <text:p>15.21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081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table:style-name="ce6" office:value-type="float" office:value="15.2247">
            <text:p>1.52E+0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081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081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03365">
            <text:p>1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884">
            <text:p>88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082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114">
            <text:p>1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32923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5.2114">
            <text:p>15.21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15.2225">
            <text:p>1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43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egoe UI" svg:font-family="'Segoe UI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6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7T16:54:33.81</dc:date>
    <meta:editing-duration>PT02H53M18S</meta:editing-duration>
    <meta:editing-cycles>28</meta:editing-cycles>
    <meta:generator>OpenOffice.org/3.1$Win32 OpenOffice.org_project/310m11$Build-9399</meta:generator>
    <meta:document-statistic meta:table-count="5" meta:cell-count="11007" meta:object-count="0"/>
  </office:meta>
</office:document-meta>
</file>